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Mangal" svg:font-family="Mangal"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2" style:family="paragraph" style:parent-style-name="Text_20_body">
      <style:paragraph-properties fo:text-align="start" style:justify-single-word="false"/>
      <style:text-properties fo:color="#000000" style:text-outline="false" style:text-line-through-style="none" style:font-name="Times New Roman" fo:font-size="11pt" fo:font-style="normal" fo:text-shadow="none" style:text-underline-style="none" fo:font-weight="normal" style:letter-kerning="true"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 style:family="paragraph" style:parent-style-name="SciPaper_5f_top_7e_LT_7e_Notizen">
      <style:paragraph-properties fo:text-align="start" style:justify-single-word="false"/>
      <style:text-properties style:use-window-font-color="true" style:text-outline="false" style:text-line-through-style="none" style:font-name="Arial" fo:font-size="11pt" fo:font-style="normal" fo:text-shadow="none" style:text-underline-style="none" fo:font-weight="normal" style:letter-kerning="true"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4" style:family="paragraph" style:parent-style-name="SciPaper_5f_top_7e_LT_7e_Notizen">
      <style:paragraph-properties fo:text-align="start" style:justify-single-word="false"/>
      <style:text-properties style:use-window-font-color="true" style:text-outline="false" style:text-line-through-style="none" style:font-name="Mangal" fo:font-size="11pt" fo:font-style="normal" fo:text-shadow="none" style:text-underline-style="none" fo:font-weight="normal" style:letter-kerning="true" style:font-name-asian="Mangal" style:font-size-asian="11pt" style:font-style-asian="normal" style:font-weight-asian="normal" style:font-name-complex="Mangal" style:font-size-complex="11pt" style:font-style-complex="normal" style:font-weight-complex="normal" style:text-emphasize="none" style:text-overline-style="none" style:text-overline-color="font-color"/>
    </style:style>
    <style:style style:name="P5" style:family="paragraph" style:parent-style-name="SciPaper_5f_top_7e_LT_7e_Notizen" style:master-page-name="First_20_Page">
      <style:paragraph-properties fo:text-align="start" style:justify-single-word="false" style:page-number="auto"/>
      <style:text-properties style:use-window-font-color="true" style:text-outline="false" style:text-line-through-style="none" style:font-name="Arial" fo:font-size="11pt" fo:font-style="normal" fo:text-shadow="none" style:text-underline-style="none" fo:font-weight="bold" style:letter-kerning="true" style:font-name-asian="Arial" style:font-size-asian="11pt" style:font-style-asian="normal" style:font-weight-asian="bold" style:font-name-complex="Arial" style:font-size-complex="11pt" style:font-style-complex="normal" style:font-weight-complex="bold" style:text-emphasize="none" style:text-overline-style="none" style:text-overline-color="font-color"/>
    </style:style>
    <style:style style:name="P6" style:family="paragraph" style:parent-style-name="SciPaper_5f_top_7e_LT_7e_Notizen">
      <style:paragraph-properties fo:margin-left="0.2362in" fo:margin-right="0in" fo:text-align="start" style:justify-single-word="false" fo:text-indent="-0.2362in" style:auto-text-indent="false" style:text-autospace="none">
        <style:tab-stops/>
      </style:paragraph-properties>
      <style:text-properties style:use-window-font-color="true" style:text-outline="false" style:text-line-through-style="none" style:font-name="Arial" fo:font-size="11pt" fo:font-style="normal" fo:text-shadow="none" style:text-underline-style="none" fo:font-weight="normal" style:letter-kerning="true"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7" style:family="paragraph" style:parent-style-name="SciPaper_5f_top_7e_LT_7e_Notizen">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Arial" fo:font-size="11pt" fo:font-style="normal" fo:text-shadow="none" style:text-underline-style="none" fo:font-weight="normal" style:letter-kerning="true"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8" style:family="paragraph" style:parent-style-name="SciPaper_5f_top_7e_LT_7e_Notizen">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Arial" fo:font-size="11pt" fo:font-style="normal" fo:text-shadow="none" style:text-underline-style="none" fo:font-weight="bold" style:letter-kerning="true" style:font-name-asian="Arial" style:font-size-asian="11pt" style:font-style-asian="normal" style:font-weight-asian="bold" style:font-name-complex="Arial" style:font-size-complex="11pt" style:font-style-complex="normal" style:font-weight-complex="bold" style:text-emphasize="none" style:text-overline-style="none" style:text-overline-color="font-color"/>
    </style:style>
    <style:style style:name="P9" style:family="paragraph" style:parent-style-name="SciPaper_5f_top_7e_LT_7e_Notizen">
      <style:paragraph-properties fo:margin-left="0.2362in" fo:margin-right="0in" fo:text-align="start" style:justify-single-word="false" fo:text-indent="-0.2362in" style:auto-text-indent="false" style:text-autospace="none">
        <style:tab-stops/>
      </style:paragraph-properties>
      <style:text-properties style:use-window-font-color="true" style:text-outline="false" style:text-line-through-style="none" style:font-name="Mangal" fo:font-size="11pt" fo:font-style="normal" fo:text-shadow="none" style:text-underline-style="none" fo:font-weight="normal" style:letter-kerning="true" style:font-name-asian="Mangal" style:font-size-asian="11pt" style:font-style-asian="normal" style:font-weight-asian="normal" style:font-name-complex="Mangal" style:font-size-complex="11pt" style:font-style-complex="normal" style:font-weight-complex="normal" style:text-emphasize="none" style:text-overline-style="none" style:text-overline-color="font-color"/>
    </style:style>
    <style:style style:name="P10" style:family="paragraph" style:parent-style-name="SciPaper_5f_top_7e_LT_7e_Notizen">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Mangal" fo:font-size="11pt" fo:font-style="normal" fo:text-shadow="none" style:text-underline-style="none" fo:font-weight="normal" style:letter-kerning="true" style:font-name-asian="Mangal" style:font-size-asian="11pt" style:font-style-asian="normal" style:font-weight-asian="normal" style:font-name-complex="Mangal" style:font-size-complex="11pt" style:font-style-complex="normal" style:font-weight-complex="normal" style:text-emphasize="none" style:text-overline-style="none" style:text-overline-color="font-color"/>
    </style:style>
    <style:style style:name="P11" style:family="paragraph" style:parent-style-name="SciPaper_5f_top_7e_LT_7e_Notizen">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Mangal" fo:font-size="11pt" fo:font-style="normal" fo:text-shadow="none" style:text-underline-style="none" fo:font-weight="bold" style:letter-kerning="true" style:font-name-asian="Mangal" style:font-size-asian="11pt" style:font-style-asian="normal" style:font-weight-asian="bold" style:font-name-complex="Mangal" style:font-size-complex="11pt" style:font-style-complex="normal" style:font-weight-complex="bold" style:text-emphasize="none" style:text-overline-style="none" style:text-overline-color="font-color"/>
    </style:style>
    <style:style style:name="P12" style:family="paragraph" style:parent-style-name="SciPaper_5f_top_7e_LT_7e_Notizen">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Mangal" fo:font-size="11pt" fo:font-style="italic" fo:text-shadow="none" style:text-underline-style="none" fo:font-weight="normal" style:letter-kerning="true" style:font-name-asian="Mangal" style:font-size-asian="11pt" style:font-style-asian="italic" style:font-weight-asian="normal" style:font-name-complex="Mangal" style:font-size-complex="11pt" style:font-style-complex="italic" style:font-weight-complex="normal" style:text-emphasize="none" style:text-overline-style="none" style:text-overline-color="font-color"/>
    </style:style>
    <style:style style:name="P13" style:family="paragraph" style:parent-style-name="SciPaper_5f_top_7e_LT_7e_Notizen">
      <style:paragraph-properties fo:margin-left="0.2362in" fo:margin-right="0in" fo:text-align="start" style:justify-single-word="false" fo:text-indent="-0.2362in" style:auto-text-indent="false" style:text-autospace="none">
        <style:tab-stops/>
      </style:paragraph-properties>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P14" style:family="paragraph" style:parent-style-name="SciPaper_5f_top_7e_LT_7e_Notizen">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P15" style:family="paragraph" style:parent-style-name="SciPaper_5f_top_7e_LT_7e_Notizen">
      <style:paragraph-properties fo:margin-left="0in" fo:margin-right="0.0957in" fo:text-indent="0in" style:auto-text-indent="false" style:text-autospace="none"/>
      <style:text-properties style:use-window-font-color="true" style:text-outline="false" style:text-line-through-style="none" style:font-name="Mangal" fo:font-size="11pt" fo:font-style="normal" fo:text-shadow="none" style:text-underline-style="none" fo:font-weight="normal" style:letter-kerning="true" style:font-name-asian="Mangal" style:font-size-asian="11pt" style:font-style-asian="normal" style:font-weight-asian="normal" style:font-name-complex="Mangal" style:font-size-complex="11pt" style:font-style-complex="normal" style:font-weight-complex="normal" style:text-emphasize="none" style:text-overline-style="none" style:text-overline-color="font-color"/>
    </style:style>
    <style:style style:name="P16" style:family="paragraph" style:parent-style-name="SciPaper_5f_top_7e_LT_7e_Notizen">
      <style:paragraph-properties fo:margin-left="0in" fo:margin-right="0in" fo:text-align="start" style:justify-single-word="false" fo:text-indent="0in" style:auto-text-indent="false" style:text-autospace="none">
        <style:tab-stops/>
      </style:paragraph-properties>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P17" style:family="paragraph" style:parent-style-name="SciPaper_5f_top_7e_LT_7e_Notizen">
      <style:paragraph-properties fo:margin-left="0in" fo:margin-right="0in" fo:text-align="start" style:justify-single-word="false" fo:text-indent="0in" style:auto-text-indent="false" style:text-autospace="none">
        <style:tab-stops/>
      </style:paragraph-properties>
      <style:text-properties style:use-window-font-color="true" style:text-outline="false" style:text-line-through-style="none" style:font-name="Mangal" fo:font-size="11pt" fo:font-style="normal" fo:text-shadow="none" style:text-underline-style="none" fo:font-weight="normal" style:letter-kerning="true" style:font-name-asian="Mangal" style:font-size-asian="11pt" style:font-style-asian="normal" style:font-weight-asian="normal" style:font-name-complex="Mangal" style:font-size-complex="11pt" style:font-style-complex="normal" style:font-weight-complex="normal" style:text-emphasize="none" style:text-overline-style="none" style:text-overline-color="font-color"/>
    </style:style>
    <style:style style:name="P18" style:family="paragraph" style:parent-style-name="SciPaper_5f_top_7e_LT_7e_Notizen">
      <style:paragraph-properties fo:margin-left="0in" fo:margin-right="0in" fo:text-align="start" style:justify-single-word="false" fo:text-indent="-0.0118in" style:auto-text-indent="false">
        <style:tab-stops/>
      </style:paragraph-properties>
      <style:text-properties style:use-window-font-color="true" style:text-outline="false" style:text-line-through-style="none" style:font-name="Mangal" fo:font-size="11pt" fo:font-style="normal" fo:text-shadow="none" style:text-underline-style="none" fo:font-weight="normal" style:letter-kerning="true" style:font-name-asian="Mangal" style:font-size-asian="11pt" style:font-style-asian="normal" style:font-weight-asian="normal" style:font-name-complex="Mangal" style:font-size-complex="11pt" style:font-style-complex="normal" style:font-weight-complex="normal" style:text-emphasize="none" style:text-overline-style="none" style:text-overline-color="font-color"/>
    </style:style>
    <style:style style:name="P19" style:family="paragraph" style:parent-style-name="SciPaper_5f_top_7e_LT_7e_Notizen">
      <style:paragraph-properties fo:margin-left="0in" fo:margin-right="0in" fo:text-align="start" style:justify-single-word="false" fo:text-indent="-0.0118in" style:auto-text-indent="false">
        <style:tab-stops>
          <style:tab-stop style:position="-0.2311in"/>
        </style:tab-stops>
      </style:paragraph-properties>
      <style:text-properties style:use-window-font-color="true" style:text-outline="false" style:text-line-through-style="none" style:font-name="Mangal" fo:font-size="11pt" fo:font-style="normal" fo:text-shadow="none" style:text-underline-style="none" fo:font-weight="normal" style:letter-kerning="true" style:font-name-asian="Mangal" style:font-size-asian="11pt" style:font-style-asian="normal" style:font-weight-asian="normal" style:font-name-complex="Mangal" style:font-size-complex="11pt" style:font-style-complex="normal" style:font-weight-complex="normal" style:text-emphasize="none" style:text-overline-style="none" style:text-overline-color="font-color"/>
    </style:style>
    <style:style style:name="P20" style:family="paragraph" style:parent-style-name="SciPaper_5f_top_7e_LT_7e_Notizen">
      <style:paragraph-properties fo:margin-left="0in" fo:margin-right="0in" fo:text-indent="-0.0118in" style:auto-text-indent="false" style:text-autospace="none">
        <style:tab-stops/>
      </style:paragraph-properties>
      <style:text-properties style:use-window-font-color="true" style:text-outline="false" style:text-line-through-style="none" style:font-name="Mangal" fo:font-size="11pt" fo:font-style="normal" fo:text-shadow="none" style:text-underline-style="none" fo:font-weight="normal" style:letter-kerning="true" style:font-name-asian="Mangal" style:font-size-asian="11pt" style:font-style-asian="normal" style:font-weight-asian="normal" style:font-name-complex="Mangal" style:font-size-complex="11pt" style:font-style-complex="normal" style:font-weight-complex="normal" style:text-emphasize="none" style:text-overline-style="none" style:text-overline-color="font-color"/>
    </style:style>
    <style:style style:name="P21" style:family="paragraph" style:parent-style-name="SciPaper_5f_top_7e_LT_7e_Notizen">
      <style:paragraph-properties fo:margin-left="0.0118in" fo:margin-right="0in" fo:text-indent="-0.0118in" style:auto-text-indent="false" style:text-autospace="none">
        <style:tab-stops>
          <style:tab-stop style:position="-0.2311in"/>
        </style:tab-stops>
      </style:paragraph-properties>
      <style:text-properties style:use-window-font-color="true" style:text-outline="false" style:text-line-through-style="none" style:font-name="Mangal" fo:font-size="11pt" fo:font-style="normal" fo:text-shadow="none" style:text-underline-style="none" fo:font-weight="normal" style:letter-kerning="true" style:font-name-asian="Mangal" style:font-size-asian="11pt" style:font-style-asian="normal" style:font-weight-asian="normal" style:font-name-complex="Mangal" style:font-size-complex="11pt" style:font-style-complex="normal" style:font-weight-complex="normal" style:text-emphasize="none" style:text-overline-style="none" style:text-overline-color="font-color"/>
    </style:style>
    <style:style style:name="P22" style:family="paragraph" style:parent-style-name="SciPaper_5f_top_7e_LT_7e_Notizen">
      <style:paragraph-properties fo:margin-left="-0.0118in" fo:margin-right="0in" fo:text-indent="0in" style:auto-text-indent="false" style:text-autospace="none">
        <style:tab-stops/>
      </style:paragraph-properties>
      <style:text-properties style:use-window-font-color="true" style:text-outline="false" style:text-line-through-style="none" style:font-name="Mangal" fo:font-size="11pt" fo:font-style="normal" fo:text-shadow="none" style:text-underline-style="none" fo:font-weight="normal" style:letter-kerning="true" style:font-name-asian="Mangal" style:font-size-asian="11pt" style:font-style-asian="normal" style:font-weight-asian="normal" style:font-name-complex="Mangal" style:font-size-complex="11pt" style:font-style-complex="normal" style:font-weight-complex="normal" style:text-emphasize="none" style:text-overline-style="none" style:text-overline-color="font-color"/>
    </style:style>
    <style:style style:name="P23" style:family="paragraph" style:parent-style-name="SciPaper_5f_top_7e_LT_7e_Notizen">
      <style:paragraph-properties fo:margin-left="-0.0118in" fo:margin-right="0in" fo:text-indent="0in" style:auto-text-indent="false" style:text-autospace="none">
        <style:tab-stops/>
      </style:paragraph-properties>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P24" style:family="paragraph" style:parent-style-name="SciPaper_5f_top_7e_LT_7e_Notizen">
      <style:paragraph-properties fo:margin-left="-0.0118in" fo:margin-right="0in" fo:text-indent="0in" style:auto-text-indent="false" style:text-autospace="none">
        <style:tab-stops/>
      </style:paragraph-properties>
      <style:text-properties style:use-window-font-color="true" style:text-outline="false" style:text-line-through-style="none" style:font-name="Arial" fo:font-size="11pt" fo:font-style="normal" fo:text-shadow="none" style:text-underline-style="none" fo:font-weight="normal" style:letter-kerning="true"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T1" style:family="text">
      <style:text-properties fo:font-style="italic" style:font-style-asian="italic" style:font-style-complex="italic"/>
    </style:style>
    <style:style style:name="T2" style:family="text">
      <style:text-properties style:font-name="Arial" style:font-name-asian="Arial" style:font-name-complex="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roduction slide</text:p>
      <text:p text:style-name="P3"/>
      <text:p text:style-name="P3">In today's society, a growing number of organizations and governments advocate a centralized</text:p>
      <text:p text:style-name="P4">approach to safeguarding its own and its people's data, by introducing and</text:p>
      <text:p text:style-name="P4">enforcing laws and policies supposed to aid law enforcement. </text:p>
      <text:p text:style-name="P16"/>
      <text:p text:style-name="P6">A question we must ask ourselves is whether our data is ever safe, and who we wish to be</text:p>
      <text:p text:style-name="P17">responsible for keeping it safe. This is not at all a new question, in fact people have been trying to come up with a definite answer to this question for decades, which has led to movements such as the cypherpunk movement in the late 1980s and early 1990s, out of which another movement or even philosophy grew, called cryptoanarchism. </text:p>
      <text:p text:style-name="P13"/>
      <text:p text:style-name="P6">However, when a majority of a country's population is monitored most of, or all the time, and their</text:p>
      <text:p text:style-name="P9">communications stored and indexed, can this information really be used to aid law</text:p>
      <text:p text:style-name="P9">enforcement when those who these laws are meant to stop can easily avoid them by</text:p>
      <text:p text:style-name="P9">utilizing transfer protocols based on cryptographic algorithms to secure</text:p>
      <text:p text:style-name="P9">communication end-to-end? And do such protocols actually pose a problem for law</text:p>
      <text:p text:style-name="P9">enforcement?</text:p>
      <text:p text:style-name="P2"/>
      <text:p text:style-name="P14"/>
      <text:p text:style-name="P20"><text:span text:style-name="T2">There are many different techniques to encrypt data transmission, and there are several </text:span>alternatives</text:p>
      <text:p text:style-name="P10">providing different kinds of security as well (<text:span text:style-name="T1">IPSec</text:span>, <text:span text:style-name="T1">SSL</text:span> &amp; <text:span text:style-name="T1">PPTP</text:span> for VPN, <text:span text:style-name="T1">SSL </text:span>or <text:span text:style-name="T1">SSL/TLS</text:span>,</text:p>
      <text:p text:style-name="P21">TOR or I2P and so on), but I'm going to briefly explain how a few of the most commonly</text:p>
      <text:p text:style-name="P10">used encryption protocols for data communication work, and find out whether or not</text:p>
      <text:p text:style-name="P22">communication can be safeguarded in a decentralized manner, if a centralized approach</text:p>
      <text:p text:style-name="P22">is required and if these two approaches conflict with each other.</text:p>
      <text:p text:style-name="P23"/>
      <text:p text:style-name="P24">Data sent over the internet are transmitted using one of several available protocols. The ones</text:p>
      <text:p text:style-name="P22">brought up in this presentation are TCP and UDP, both part of the TCP/IP model,</text:p>
      <text:p text:style-name="P22">since those are the ones used by TOR, SSL/TLS and OpenVPN which are the protocols I've</text:p>
      <text:p text:style-name="P10">chosen to focus on. </text:p>
      <text:p text:style-name="P1"/>
      <text:p text:style-name="P1">TCP/IP</text:p>
      <text:p text:style-name="P19"><text:span text:style-name="T2">Because TCP/IP is not a single protocol, but rather a suite of protocols, the responsibilities of </text:span>these </text:p>
      <text:p text:style-name="P18">protocols are organized into different <text:span text:style-name="T1">layers </text:span>. TCP has four different layers (each of which </text:p>
      <text:p text:style-name="P18">correspond to one or several layers in the OSI model).</text:p>
      <text:p text:style-name="P14"/>
      <text:p text:style-name="P7">These layers have different responsibilities in data transmission. The top layer is called the </text:p>
      <text:p text:style-name="P20"><text:span text:style-name="T1">application layer,</text:span> and this layer is responsible for communication on a process to process </text:p>
      <text:p text:style-name="P20">basis. For example, this is where the FTP, or HTTP protocol operates – the communication </text:p>
      <text:p text:style-name="P10">between an FTP client and an FTP server, or a web browser and the web server, is a </text:p>
      <text:p text:style-name="P10">responsibility assigned to this layer. </text:p>
      <text:p text:style-name="P7"><text:soft-page-break/></text:p>
      <text:p text:style-name="P10"><text:span text:style-name="T2">Below the application layer is the </text:span><text:span text:style-name="T1">transport layer</text:span>. This is the layer I'm going to focus most on, </text:p>
      <text:p text:style-name="P10">because this layer is responsible for host to host communication – your computer </text:p>
      <text:p text:style-name="P10">communicating with a server, for example – and encryption is a responsibility of this </text:p>
      <text:p text:style-name="P10">layer.</text:p>
      <text:p text:style-name="P7"/>
      <text:p text:style-name="P10"><text:span text:style-name="T2">The layer below the transport layer is the </text:span><text:span text:style-name="T1">internet layer</text:span>, which is responsible for interlinked </text:p>
      <text:p text:style-name="P10">networking – communication between different networks through the use of gateways. </text:p>
      <text:p text:style-name="P7"/>
      <text:p text:style-name="P10"><text:span text:style-name="T2">The bottom layer is called the </text:span><text:span text:style-name="T1">link layer, </text:span>or <text:span text:style-name="T1">ethernet, </text:span>and is responsible for establishing </text:p>
      <text:p text:style-name="P10">communication on the local network. </text:p>
      <text:p text:style-name="P14"/>
      <text:p text:style-name="P10"><text:span text:style-name="T2">Because encryption is a responsibility assigned to the transport layer of a TCP packet, that's </text:span>where </text:p>
      <text:p text:style-name="P10">the protocols we're going to describe very briefly resides.</text:p>
      <text:p text:style-name="P1"/>
      <text:p text:style-name="P1">No encryption provided by default</text:p>
      <text:p text:style-name="P1"/>
      <text:p text:style-name="P4"><text:span text:style-name="T2">By default, no encryption is provided at all. This means that most messages sent will </text:span>be</text:p>
      <text:p text:style-name="P4">sent in <text:span text:style-name="T1">cleartext</text:span> and therefore can be sniffed and read easily. However, by using a</text:p>
      <text:p text:style-name="P4">protocol such as SSL, or Open VPN, or even both in combination, information sent</text:p>
      <text:p text:style-name="P4">becomes harder to read even if it's picked up. On the top picture data is sent using</text:p>
      <text:p text:style-name="P4">absolutely no encryption, and as you can see it's easily readable.</text:p>
      <text:p text:style-name="P14"/>
      <text:p text:style-name="P10"><text:span text:style-name="T2">On the bottom picture, the exact same message is sent to the exact same destination, but using </text:span>SSL. </text:p>
      <text:p text:style-name="P10">Because establishing host to host communication is one of the things that the transport </text:p>
      <text:p text:style-name="P10">layer is responsible for, it's important to mention that this is where encryption protocols </text:p>
      <text:p text:style-name="P10">such as SSL/TLS resides: Because if the security checks are not passed, connection will </text:p>
      <text:p text:style-name="P10">not be established between the hosts.</text:p>
      <text:p text:style-name="P10"/>
      <text:p text:style-name="P11">SSL</text:p>
      <text:p text:style-name="P7"/>
      <text:p text:style-name="P10"><text:span text:style-name="T2">The SSL/TLS procedure consists of two steps, the first one being </text:span><text:span text:style-name="T1">authentication </text:span>and the second </text:p>
      <text:p text:style-name="P10">one being <text:span text:style-name="T1">encryption.</text:span> Because SSL/TLS is based on the idea of using <text:span text:style-name="T1">certificates</text:span>, both </text:p>
      <text:p text:style-name="P10">sides have to prove their identity to one another by showing their digitally signed </text:p>
      <text:p text:style-name="P10">certificates and validating these with the certificate authority before the authentication </text:p>
      <text:p text:style-name="P10">process is complete. If this fails, a connection will not be established. </text:p>
      <text:p text:style-name="P14"/>
      <text:p text:style-name="P10"><text:span text:style-name="T2">During the next phase, this protocol makes use of two keys – a public and a private one. The </text:span>public </text:p>
      <text:p text:style-name="P10">key is used to encrypt, whereas the private key is used to decrypt. Both clients share </text:p>
      <text:p text:style-name="P10">their public key with one another, and use their private keys to decrypt the data received </text:p>
      <text:p text:style-name="P10">once transmission has begun. </text:p>
      <text:p text:style-name="P12"><text:span text:style-name="T2">In contrast to SSL/TLS, regular SSL</text:span> only requires one side (the server) to verify its identity.</text:p>
      <text:p text:style-name="P14"/>
      <text:p text:style-name="P7">The picture illustrates an SSL handshake between a client and a server.</text:p>
      <text:p text:style-name="P7"/>
      <text:p text:style-name="P8">VPN</text:p>
      <text:p text:style-name="P8"/>
      <text:p text:style-name="P10"><text:span text:style-name="T2">A VPN is a different type of concept from SSL, and can be used together with SSL. VPN stands </text:span>for</text:p>
      <text:p text:style-name="P10"><text:soft-page-break/><text:span text:style-name="T1">Virtual Private Network, </text:span>and as the name implies, establishes a private network between</text:p>
      <text:p text:style-name="P10">the clients and the server. It allows a server to act as a gateway through which all data to</text:p>
      <text:p text:style-name="P10">and from the client will pass, much like your modem and router would normally act on a</text:p>
      <text:p text:style-name="P10">local network – but the connection between the client and the server usually occurs over</text:p>
      <text:p text:style-name="P10">the internet, using an encrypted tunnel. </text:p>
      <text:p text:style-name="P7"/>
      <text:p text:style-name="P7">This means that for a website or a server a client is connected to, the traffic will seem to originate</text:p>
      <text:p text:style-name="P10">from the VPN server, which acts as an intermediate between the source and the</text:p>
      <text:p text:style-name="P10">destination, and it is in this that the anonymity provided by VPN lies – the source is never</text:p>
      <text:p text:style-name="P10">visible to the destination server.</text:p>
      <text:p text:style-name="P14"/>
      <text:p text:style-name="P10"><text:span text:style-name="T2">There are multiple different protocols available for VPNs, such as IPSec, PPTP, Open VPN, to </text:span>name</text:p>
      <text:p text:style-name="P10">a few. Because I don't have time to go through all of them, I'll focus on Open VPN. </text:p>
      <text:p text:style-name="P14"/>
      <text:p text:style-name="P7">The way OpenVPN works, is by creating an encrypted tunnel (usually UDP, but can also run over</text:p>
      <text:p text:style-name="P7">TCP) between two points. Simply put, Open VPN sends a stream of encrypted packets from point A to</text:p>
      <text:p text:style-name="P7">point B, using Open SSL for encryption and either certificates through a custom SSL/TLS</text:p>
      <text:p text:style-name="P7">implementation, or a pre-shared static key. To put it very simply, data transmitted when using</text:p>
      <text:p text:style-name="P7">OpenVPN is encapsulated and encrypted inside an encrypted tunnel. </text:p>
      <text:p text:style-name="P8"/>
      <text:p text:style-name="P11">The Onion Router</text:p>
      <text:p text:style-name="P1"/>
      <text:p text:style-name="P4"><text:span text:style-name="T2">'The Onion Router', or TOR, is a distributed overlay network which aims to anonymize online </text:span>traffic. </text:p>
      <text:p text:style-name="P4">TOR consists of a big network of relays, or nodes, through which data will be passed. </text:p>
      <text:p text:style-name="P4">When connected to the TOR network, the data sent will be layered in multiple layers of </text:p>
      <text:p text:style-name="P4">encryption and pass through a randomly chosen route of nodes between the source and </text:p>
      <text:p text:style-name="P4">destination. </text:p>
      <text:p text:style-name="P15"><text:span text:style-name="T2">The </text:span><text:span text:style-name="T1">onion </text:span>in the name refers to the layered encryption, which is much like the layers of an onion, with the data contained in the middle. </text:p>
      <text:p text:style-name="P15"><text:span text:style-name="T2">The encryption TOR uses is based on a stream cipher – 128-bit AES in counter-mode, the </text:span>Diffie-Hellman protocol, a public key cipher based on 1024-bit RSA, and a hash function: SHA1.</text:p>
      <text:p text:style-name="P1"/>
      <text:p text:style-name="P1">Structure and Path in the TOR network</text:p>
      <text:p text:style-name="P4"><text:span text:style-name="T2">The first thing that happens when data is sent over TOR is that a random path is chosen, and </text:span>the </text:p>
      <text:p text:style-name="P4">data will be layered in the same amount of layers of encryption as the amount of nodes. </text:p>
      <text:p text:style-name="P4">Each node in the path then decrypts the top layer, until it reaches the final node in the </text:p>
      <text:p text:style-name="P4">path called the <text:span text:style-name="T1">exit node</text:span>, where the last layer of encryption is decrypted, and it then </text:p>
      <text:p text:style-name="P4">reaches it destination.</text:p>
      <text:p text:style-name="P15"><text:span text:style-name="T2">Each node in the path only knows the previous node from which the data came, and which node </text:span>is the next one in its path, but no node knows the whole path.</text:p>
      <text:p text:style-name="P1">Weaknesses and Ethics</text:p>
      <text:p text:style-name="P4"><text:span text:style-name="T2">Because all of these methods make for a very complicated way of decryption – SSL requiring </text:span>keys </text:p>
      <text:p text:style-name="P4">for decryption, and TOR being layered in several layers of encryption – trying to decrypt </text:p>
      <text:p text:style-name="P4">them is resource-wise not a good option, and thus one has to focus on their weaknesses.</text:p>
      <text:p text:style-name="P14"/>
      <text:p text:style-name="P10"><text:span text:style-name="T2">TOR has a rather obvious weakness: as each node decrypts one layer, the final node decrypts </text:span>the </text:p>
      <text:p text:style-name="P10">final layer before it reaches its destination, which means that unless an end-to-end </text:p>
      <text:p text:style-name="P10">encryption such as TLS or SSL/TLS is used, traffic will be unencrypted at the final step. </text:p>
      <text:p text:style-name="P10"><text:soft-page-break/>As such, wiretapping the<text:span text:style-name="T1"> exit node</text:span> may be the only feasible way to monitor traffic </text:p>
      <text:p text:style-name="P10">passing through the TOR network.</text:p>
      <text:p text:style-name="P14"/>
      <text:p text:style-name="P10"><text:span text:style-name="T2">SSL has one of its main weaknesses in the user – because if a certificate with mismatching keys </text:span>is </text:p>
      <text:p text:style-name="P10">presented from the server, most browsers will warn the user about this, but this is </text:p>
      <text:p text:style-name="P10">commonly disregarded by the user since many servers use outdated certificates, </text:p>
      <text:p text:style-name="P10">which can result in the same kind of warning, and thus the chance that the user will </text:p>
      <text:p text:style-name="P10">accept a mismatching certificate is fairly high. </text:p>
      <text:p text:style-name="P14"/>
      <text:p text:style-name="P10"><text:span text:style-name="T2">This means that if a third party would act as a kind of invisible proxy in between the server and </text:span>the </text:p>
      <text:p text:style-name="P10">client, and provide the user with a false certificate pretending to be the server, the </text:p>
      <text:p text:style-name="P10">user may disregard this as an outdated certificate and accept it regardless – ultimately </text:p>
      <text:p text:style-name="P10">accepting the third party as a relay between the user and the server. </text:p>
      <text:p text:style-name="P14"/>
      <text:p text:style-name="P10"><text:span text:style-name="T2">However, SSL is made to be resistant to brute-force attacks (although one should note that it's </text:span>not </text:p>
      <text:p text:style-name="P10">impossible, successful attempts have been made), and to make it very hard to decrypt </text:p>
      <text:p text:style-name="P10">without access to the proper keys. TOR, on the other hand, is resistant to brute force </text:p>
      <text:p text:style-name="P10">attacks because of its multiple layers of encryption and its implementation of several </text:p>
      <text:p text:style-name="P10">different components to apply it. Both SSL and TOR have weaknesses that lie outside </text:p>
      <text:p text:style-name="P10">the scope of what can be done without directly attacking either client, or server. </text:p>
      <text:p text:style-name="P10"><text:span text:style-name="T2">Although TOR exit nodes located within Europe may prove to be a vulnerability to the TOR-</text:span>network </text:p>
      <text:p text:style-name="P10">in the future, since data leaving the exit nodes may be logged and stored according to </text:p>
      <text:p text:style-name="P10">the Data Retention Directive, as of now the weakness of TOR lies in whether or not the </text:p>
      <text:p text:style-name="P10">operator of the exit nodes are trusted.</text:p>
      <text:p text:style-name="P14"/>
      <text:p text:style-name="P10"><text:span text:style-name="T2">Although all of these protocols are useful to encrypt and ensure safer communication between </text:span>those </text:p>
      <text:p text:style-name="P10">who wish to do so, they say any tool can become a weapon in the wrong hands. But </text:p>
      <text:p text:style-name="P10">does that mean that any pair of hands a tool may end up should be assumed to be the </text:p>
      <text:p text:style-name="P10">wrong ones, and is it really ethical to wiretap TOR exit nodes, or fake SSL certificates </text:p>
      <text:p text:style-name="P10">and trick users, in order to make sure nobody slips through the cracks of these laws, or </text:p>
      <text:p text:style-name="P10">is it perhaps the next step in making sure the laws that are being proposed and/or </text:p>
      <text:p text:style-name="P10">introduced can be enforced as they were intended to be?</text:p>
      <text:p text:style-name="P14"/>
      <text:p text:style-name="P10"><text:span text:style-name="T2">Do we have to redefine our ethics in favor of these laws</text:span>, or have these laws been </text:p>
      <text:p text:style-name="P10">ethically defined – and if so, does it justify use of these techniques to enforce the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FreeSans1" svg:font-family="FreeSans" style:font-family-generic="swiss"/>
    <style:font-face style:name="Mangal" svg:font-family="Mangal"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SciPaper_5f_top_7e_LT_7e_Notizen" style:display-name="SciPaper_top~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98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7T16:18:10</meta:creation-date>
    <dc:date>2012-10-28T20:06:19</dc:date>
    <meta:editing-duration>P1DT3H46M24S</meta:editing-duration>
    <meta:editing-cycles>3</meta:editing-cycles>
    <meta:generator>LibreOffice/3.5$Linux_X86_64 LibreOffice_project/350m1$Build-2</meta:generator>
    <meta:document-statistic meta:table-count="0" meta:image-count="0" meta:object-count="0" meta:page-count="4" meta:paragraph-count="134" meta:word-count="1866" meta:character-count="10725" meta:non-whitespace-character-count="8918"/>
  </office:meta>
</office:document-meta>
</file>